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style style:name="P1" style:parent-style-name="Titre" style:master-page-name="MP0" style:family="paragraph">
      <style:paragraph-properties fo:break-before="page"/>
      <style:text-properties fo:language="fr" fo:country="FR"/>
    </style:style>
    <style:style style:name="P2" style:parent-style-name="Standard" style:family="paragraph">
      <style:text-properties fo:language="fr" fo:country="FR"/>
    </style:style>
    <style:style style:name="P3" style:parent-style-name="Titre3" style:family="paragraph">
      <style:text-properties fo:language="fr" fo:country="FR"/>
    </style:style>
    <style:style style:name="P4" style:parent-style-name="Standard" style:family="paragraph"/>
    <style:style style:name="T5" style:parent-style-name="Policepardéfaut" style:family="text">
      <style:text-properties fo:language="fr" fo:country="FR"/>
    </style:style>
    <style:style style:name="T6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7" style:parent-style-name="Policepardéfaut" style:family="text">
      <style:text-properties fo:language="fr" fo:country="FR"/>
    </style:style>
    <style:style style:name="T8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9" style:parent-style-name="Policepardéfaut" style:family="text">
      <style:text-properties fo:language="fr" fo:country="FR"/>
    </style:style>
    <style:style style:name="P10" style:parent-style-name="Standard" style:family="paragraph"/>
    <style:style style:name="T11" style:parent-style-name="Policepardéfaut" style:family="text">
      <style:text-properties fo:language="fr" fo:country="FR"/>
    </style:style>
    <style:style style:name="T12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3" style:parent-style-name="Policepardéfaut" style:family="text">
      <style:text-properties fo:language="fr" fo:country="FR"/>
    </style:style>
    <style:style style:name="T14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5" style:parent-style-name="Policepardéfaut" style:family="text">
      <style:text-properties fo:language="fr" fo:country="FR"/>
    </style:style>
    <style:style style:name="P16" style:parent-style-name="Standard" style:family="paragraph"/>
    <style:style style:name="T1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>
      <style:text-properties fo:language="fr" fo:country="FR"/>
    </style:style>
    <style:style style:name="P21" style:parent-style-name="Standard" style:family="paragraph">
      <style:text-properties fo:language="fr" fo:country="FR"/>
    </style:style>
    <style:style style:name="P22" style:parent-style-name="Standard" style:family="paragraph">
      <style:text-properties fo:language="fr" fo:country="FR"/>
    </style:style>
    <style:style style:name="P23" style:parent-style-name="Standard" style:family="paragraph">
      <style:text-properties fo:language="fr" fo:country="FR"/>
    </style:style>
    <style:style style:name="P24" style:parent-style-name="Standard" style:family="paragraph">
      <style:text-properties fo:color="#800000" fo:language="fr" fo:country="FR"/>
    </style:style>
    <style:style style:name="P25" style:parent-style-name="Standard" style:family="paragraph">
      <style:text-properties fo:language="fr" fo:country="FR"/>
    </style:style>
    <style:style style:name="P26" style:parent-style-name="Standard" style:family="paragraph">
      <style:text-properties fo:color="#800000" fo:language="fr" fo:country="FR"/>
    </style:style>
    <style:style style:name="P27" style:parent-style-name="Standard" style:family="paragraph">
      <style:text-properties fo:language="fr" fo:country="FR"/>
    </style:style>
    <style:style style:name="P28" style:parent-style-name="Standard" style:family="paragraph">
      <style:text-properties fo:color="#800000" fo:language="fr" fo:country="FR"/>
    </style:style>
    <style:style style:name="P29" style:parent-style-name="Standard" style:family="paragraph">
      <style:text-properties fo:language="fr" fo:country="FR"/>
    </style:style>
    <style:style style:name="P30" style:parent-style-name="Standard" style:family="paragraph">
      <style:text-properties fo:color="#800000" fo:language="fr" fo:country="FR"/>
    </style:style>
    <style:style style:name="P31" style:parent-style-name="Standard" style:family="paragraph">
      <style:text-properties fo:language="fr" fo:country="FR"/>
    </style:style>
    <style:style style:name="P32" style:parent-style-name="Standard" style:family="paragraph">
      <style:text-properties fo:color="#800000" fo:language="fr" fo:country="FR"/>
    </style:style>
    <style:style style:name="P33" style:parent-style-name="Standard" style:family="paragraph">
      <style:text-properties fo:language="fr" fo:country="FR"/>
    </style:style>
    <style:style style:name="P34" style:parent-style-name="Standard" style:family="paragraph">
      <style:text-properties fo:color="#800000" fo:language="fr" fo:country="FR"/>
    </style:style>
    <style:style style:name="P35" style:parent-style-name="Standard" style:family="paragraph">
      <style:text-properties fo:language="fr" fo:country="FR"/>
    </style:style>
    <style:style style:name="P36" style:parent-style-name="Standard" style:family="paragraph">
      <style:text-properties fo:color="#800000" fo:language="fr" fo:country="FR"/>
    </style:style>
    <style:style style:name="P37" style:parent-style-name="Standard" style:family="paragraph"/>
    <style:style style:name="P38" style:parent-style-name="Standard" style:family="paragraph">
      <style:text-properties fo:color="#800000" fo:language="fr" fo:country="FR"/>
    </style:style>
    <style:style style:name="P39" style:parent-style-name="Titre3" style:family="paragraph">
      <style:text-properties fo:language="fr" fo:country="FR"/>
    </style:style>
    <style:style style:name="P40" style:parent-style-name="Titre3" style:family="paragraph">
      <style:text-properties fo:language="fr" fo:country="FR"/>
    </style:style>
    <style:style style:name="P41" style:parent-style-name="Standard" style:family="paragraph">
      <style:text-properties fo:language="fr" fo:country="FR"/>
    </style:style>
    <style:style style:name="P42" style:parent-style-name="Standard" style:family="paragraph"/>
    <style:style style:name="P43" style:parent-style-name="Standard" style:family="paragraph">
      <style:text-properties fo:language="fr" fo:country="FR"/>
    </style:style>
    <style:style style:name="P44" style:parent-style-name="Standard" style:family="paragraph"/>
    <style:style style:name="P45" style:parent-style-name="Standard" style:family="paragraph">
      <style:text-properties fo:language="fr" fo:country="FR"/>
    </style:style>
    <style:style style:name="P46" style:parent-style-name="Standard" style:family="paragraph">
      <style:text-properties fo:language="fr" fo:country="FR"/>
    </style:style>
    <style:style style:name="P47" style:parent-style-name="Standard" style:family="paragraph">
      <style:text-properties fo:language="fr" fo:country="FR"/>
    </style:style>
    <style:style style:name="P48" style:parent-style-name="Standard" style:family="paragraph">
      <style:text-properties fo:language="fr" fo:country="FR"/>
    </style:style>
    <style:style style:name="P49" style:parent-style-name="Standard" style:family="paragraph">
      <style:text-properties fo:language="fr" fo:country="FR"/>
    </style:style>
    <style:style style:name="P50" style:parent-style-name="Standard" style:family="paragraph">
      <style:text-properties fo:language="fr" fo:country="FR"/>
    </style:style>
    <style:style style:name="P51" style:parent-style-name="Standard" style:family="paragraph">
      <style:text-properties fo:language="fr" fo:country="FR"/>
    </style:style>
    <style:style style:name="P52" style:parent-style-name="Standard" style:family="paragraph">
      <style:text-properties fo:language="fr" fo:country="FR"/>
    </style:style>
  </office:automatic-styles>
  <office:body>
    <office:text text:use-soft-page-breaks="true">
      <text:p text:style-name="P1">Plan et fonctionalités</text:p>
      <text:p text:style-name="P2"/>
      <text:h text:style-name="P3" text:outline-level="3">Vocabulaire et conventions:</text:h>
      <text:list text:style-name="LFO1" text:continue-numbering="true">
        <text:list-item>
          <text:p text:style-name="P4"><text:span text:style-name="T5">Un<text:s/></text:span><text:span text:style-name="T6">compte</text:span><text:span text:style-name="T7"><text:s/>contient des<text:s/></text:span><text:span text:style-name="T8">dossiers</text:span><text:span text:style-name="T9">.</text:span></text:p>
        </text:list-item>
        <text:list-item>
          <text:p text:style-name="P10"><text:span text:style-name="T11">Un<text:s/></text:span><text:span text:style-name="T12">dossier</text:span><text:span text:style-name="T13"><text:s/>contient des<text:s/></text:span><text:span text:style-name="T14">fiches</text:span><text:span text:style-name="T15">.</text:span></text:p>
        </text:list-item>
        <text:list-item>
          <text:p text:style-name="P16">Une<text:s/><text:span text:style-name="T17">fiche</text:span><text:s/>contient :</text:p>
          <text:list text:continue-numbering="true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8">un titre</text:p>
                                </text:list-item>
                                <text:list-item>
                                  <text:p text:style-name="P19">une localisation géographique</text:p>
                                </text:list-item>
                                <text:list-item>
                                  <text:p text:style-name="P20">une notation (valeur par defaut)</text:p>
                                </text:list-item>
                                <text:list-item>
                                  <text:p text:style-name="P21">un nombre de champs n (choix de l'utilisateur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h text:style-name="Titre3" text:outline-level="3">Le site:</text:h>
      <text:p text:style-name="Standard"/>
      <text:list text:style-name="LFO2" text:continue-numbering="true">
        <text:list-item>
          <text:p text:style-name="P23">Header: logo,<text:s/>barre de<text:s/>recherche.</text:p>
        </text:list-item>
      </text:list>
      <text:p text:style-name="P24">Recherche<text:s/>parmi<text:s/>les dossiers et les fiches et<text:s/>résultats<text:s/>affichés dans l'espace liste<text:s/>sous-jacent.</text:p>
      <text:list text:style-name="LFO2" text:continue-numbering="true">
        <text:list-item>
          <text:p text:style-name="P25">Carte <text:s/>centrale interactive affichant le/les<text:s/>éléments<text:s/>sélectionnés.</text:p>
        </text:list-item>
      </text:list>
      <text:p text:style-name="P26">Possibilité de<text:s/>déplacement<text:s/>et<text:s/>sélection<text:s/>d'une fiche par click sur son pointeur.</text:p>
      <text:list text:style-name="LFO2" text:continue-numbering="true">
        <text:list-item>
          <text:p text:style-name="P27">Menu: photo profil, "mon profil", "paramètres", "About us", "déconnexion" etc.</text:p>
        </text:list-item>
      </text:list>
      <text:p text:style-name="P28">Gestion de compte, de connexion/déconnexion.</text:p>
      <text:list text:style-name="LFO2" text:continue-numbering="true">
        <text:list-item>
          <text:p text:style-name="P29">Liste de fiches et dossiers.</text:p>
        </text:list-item>
      </text:list>
      <text:p text:style-name="P30">Dossiers sous forme d'intercalaires suivis d'une liste des fiches du dossier<text:s/>sélectionné<text:s/>avec des fonctions de tri, de<text:s/>suppression, d'ajout<text:s/>et de modification de ces derniers.</text:p>
      <text:h text:style-name="Titre3" text:outline-level="3">L'appli:</text:h>
      <text:p text:style-name="Standard"/>
      <text:list text:style-name="LFO2" text:continue-numbering="true">
        <text:list-item>
          <text:p text:style-name="P31">Header: logo,<text:s/>barre de<text:s/>recherche.</text:p>
        </text:list-item>
      </text:list>
      <text:p text:style-name="P32">Recherche<text:s/>parmi<text:s/>les dossiers et les fiches et<text:s/>résultats<text:s/>affichés dans l'espace liste<text:s/>sous-jacent.</text:p>
      <text:list text:style-name="LFO2" text:continue-numbering="true">
        <text:list-item>
          <text:p text:style-name="P33">Menu:<text:s/>Dossier et fiches,<text:s/>Contacts,<text:s/>Mon profil,<text:s/>Paramètres.</text:p>
        </text:list-item>
      </text:list>
      <text:p text:style-name="P34">Accès aux dossier et fiches, aux contacts, au profil, et aux paramètres/déconnexion.</text:p>
      <text:list text:style-name="LFO2" text:continue-numbering="true">
        <text:list-item>
          <text:p text:style-name="P35">Carte <text:s/>en haut de page affichant le/les<text:s/>éléments<text:s/>sélectionnés.</text:p>
        </text:list-item>
      </text:list>
      <text:p text:style-name="P36">Affichage minimaliste des localisations des fiches.</text:p>
      <text:list text:style-name="LFO2" text:continue-numbering="true">
        <text:list-item>
          <text:p text:style-name="P37">Les dossiers.</text:p>
        </text:list-item>
      </text:list>
      <text:p text:style-name="P38">Dossiers sous forme de grille d'icones menant sur une liste des fiches du dossier<text:s/>sélectionnés<text:s/>avec des fonctions de tri, de<text:s/>suppression, d'ajout et de modification de ces derniers.</text:p>
      <text:h text:style-name="P39" text:outline-level="3"/>
      <text:h text:style-name="P40" text:outline-level="3"/>
      <text:h text:style-name="Titre3" text:outline-level="3">Base de données:</text:h>
      <text:list text:style-name="LFO3" text:continue-numbering="true">
        <text:list-item>
          <text:p text:style-name="P41">données<text:s/>d'utilisateur: mail, pseudo, mt de passe</text:p>
        </text:list-item>
        <text:list-item>
          <text:p text:style-name="P42">dossiers: nom, contient des fiches</text:p>
        </text:list-item>
        <text:list-item>
          <text:p text:style-name="P43">fiches: nom, visité/pas visité, localisation, un certain mombre<text:s/>de champs</text:p>
        </text:list-item>
        <text:list-item>
          <text:p text:style-name="P44">les champs:</text:p>
        </text:list-item>
      </text:list>
      <text:soft-page-break/>
      <text:p text:style-name="P45">champ de titre secondaire (champ de texte court permetant d'organiser le contenu),</text:p>
      <text:p text:style-name="P46">champ de texte etendu (description longue, redaction, histoire),</text:p>
      <text:p text:style-name="P47">champ de date,</text:p>
      <text:p text:style-name="P48">une liste (d'objets variables, chiffres, noms, etc...),</text:p>
      <text:p text:style-name="P49">couleur (defini les accents de couleur de la fiche, valeur par defaut nécessaire),</text:p>
      <text:p text:style-name="P50">notation (a paramétres variables),</text:p>
      <text:p text:style-name="P51">séparateur (barre ou espace pour la separation de groupes de champs).</text:p>
      <text:p text:style-name="P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nchenzo Guibert</dc:creator>
    <meta:creation-date>2009-04-16T11:32:00Z</meta:creation-date>
    <dc:date>2017-03-30T10:45:00Z</dc:date>
    <meta:template xlink:href="Normal" xlink:type="simple"/>
    <meta:editing-cycles>10</meta:editing-cycles>
    <meta:editing-duration>PT198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318" meta:character-count="2067" meta:row-count="14" meta:non-whitespace-character-count="1753"/>
  </office:meta>
</office:document-meta>
</file>